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style-name="ce2" office:value-type="string" calcext:value-type="string" table:number-columns-spanned="3" table:number-rows-spanned="1">
            <text:p>Repetition Rate</text:p>
          </table:table-cell>
          <table:covered-table-cell/>
          <table:covered-table-cell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ngested</text:p>
          </table:table-cell>
          <table:table-cell table:style-name="ce3" office:value-type="string" calcext:value-type="string">
            <text:p>Traffic</text:p>
          </table:table-cell>
          <table:table-cell table:style-name="ce3" office:value-type="string" calcext:value-type="string">
            <text:p>Decongested</text:p>
          </table:table-cell>
        </table:table-row>
        <table:table-row table:style-name="ro1">
          <table:table-cell/>
          <table:table-cell office:value-type="string" calcext:value-type="string">
            <text:p>Pedestrian</text:p>
          </table:table-cell>
          <table:table-cell office:value-type="float" office:value="2.338304" calcext:value-type="float">
            <text:p>2.338304</text:p>
          </table:table-cell>
          <table:table-cell table:formula="of:=([.E5]+7*[.C5])/8" office:value-type="float" office:value="2.630591875" calcext:value-type="float">
            <text:p>2.630591875</text:p>
          </table:table-cell>
          <table:table-cell office:value-type="float" office:value="4.676607" calcext:value-type="float">
            <text:p>4.676607</text:p>
          </table:table-cell>
        </table:table-row>
        <table:table-row table:style-name="ro1">
          <table:table-cell/>
          <table:table-cell office:value-type="string" calcext:value-type="string">
            <text:p>Bicycle</text:p>
          </table:table-cell>
          <table:table-cell office:value-type="float" office:value="4.787731" calcext:value-type="float">
            <text:p>4.787731</text:p>
          </table:table-cell>
          <table:table-cell table:formula="of:=([.E6]+7*[.C6])/8" office:value-type="float" office:value="5.38619725" calcext:value-type="float">
            <text:p>5.38619725</text:p>
          </table:table-cell>
          <table:table-cell office:value-type="float" office:value="9.575461" calcext:value-type="float">
            <text:p>9.575461</text:p>
          </table:table-cell>
        </table:table-row>
        <table:table-row table:style-name="ro1">
          <table:table-cell/>
          <table:table-cell office:value-type="string" calcext:value-type="string">
            <text:p>Motorcycle</text:p>
          </table:table-cell>
          <table:table-cell office:value-type="float" office:value="8.470802" calcext:value-type="float">
            <text:p>8.470802</text:p>
          </table:table-cell>
          <table:table-cell table:formula="of:=([.E7]+7*[.C7])/8" office:value-type="float" office:value="9.529652125" calcext:value-type="float">
            <text:p>9.529652125</text:p>
          </table:table-cell>
          <table:table-cell office:value-type="float" office:value="16.941603" calcext:value-type="float">
            <text:p>16.941603</text:p>
          </table:table-cell>
        </table:table-row>
        <table:table-row table:style-name="ro1">
          <table:table-cell/>
          <table:table-cell office:value-type="string" calcext:value-type="string">
            <text:p>Passenger</text:p>
          </table:table-cell>
          <table:table-cell office:value-type="float" office:value="2.54124" calcext:value-type="float">
            <text:p>2.54124</text:p>
          </table:table-cell>
          <table:table-cell table:formula="of:=([.E8]+7*[.C8])/8" office:value-type="float" office:value="2.858895125" calcext:value-type="float">
            <text:p>2.858895125</text:p>
          </table:table-cell>
          <table:table-cell office:value-type="float" office:value="5.082481" calcext:value-type="float">
            <text:p>5.082481</text:p>
          </table:table-cell>
        </table:table-row>
        <table:table-row table:style-name="ro1">
          <table:table-cell/>
          <table:table-cell office:value-type="string" calcext:value-type="string">
            <text:p>Bus</text:p>
          </table:table-cell>
          <table:table-cell office:value-type="float" office:value="12.706202" calcext:value-type="float">
            <text:p>12.706202</text:p>
          </table:table-cell>
          <table:table-cell table:formula="of:=([.E9]+7*[.C9])/8" office:value-type="float" office:value="14.294477375" calcext:value-type="float">
            <text:p>14.294477375</text:p>
          </table:table-cell>
          <table:table-cell office:value-type="float" office:value="25.412405" calcext:value-type="float">
            <text:p>25.412405</text:p>
          </table:table-cell>
        </table:table-row>
        <table:table-row table:style-name="ro1">
          <table:table-cell/>
          <table:table-cell office:value-type="string" calcext:value-type="string">
            <text:p>Truck</text:p>
          </table:table-cell>
          <table:table-cell office:value-type="float" office:value="16.941603" calcext:value-type="float">
            <text:p>16.941603</text:p>
          </table:table-cell>
          <table:table-cell table:formula="of:=([.E10]+7*[.C10])/8" office:value-type="float" office:value="18.794590875" calcext:value-type="float">
            <text:p>18.794590875</text:p>
          </table:table-cell>
          <table:table-cell office:value-type="float" office:value="31.765506" calcext:value-type="float">
            <text:p>31.765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5:33:39.726961057</meta:creation-date>
    <dc:date>2019-08-07T15:35:26.520854923</dc:date>
    <meta:editing-duration>PT1M46S</meta:editing-duration>
    <meta:editing-cycles>2</meta:editing-cycles>
    <meta:generator>LibreOffice/6.0.7.3$Linux_X86_64 LibreOffice_project/00m0$Build-3</meta:generator>
    <meta:document-statistic meta:table-count="1" meta:cell-count="28" meta:object-count="0"/>
  </office:meta>
</office:document-meta>
</file>